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5ce" draw:opacity="16%" draw:textarea-horizontal-align="justify" draw:textarea-vertical-align="middle" draw:auto-grow-height="false" fo:min-height="13.339cm" fo:min-width="16.391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4.834cm"/>
      <style:paragraph-properties style:writing-mode="lr-tb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3.052cm" fo:min-width="1.15cm"/>
      <style:paragraph-properties style:writing-mode="lr-tb"/>
    </style:style>
    <style:style style:name="gr4" style:family="graphic" style:parent-style-name="standard">
      <style:graphic-properties svg:stroke-opacity="70%" draw:fill-color="#ff972f" draw:textarea-horizontal-align="justify" draw:textarea-vertical-align="middle" draw:auto-grow-height="false" fo:min-height="3.052cm" fo:min-width="0.897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1.528cm" fo:min-width="3.3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start="Arrow" draw:marker-end="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2" style:family="graphic" style:parent-style-name="standard">
      <style:graphic-properties draw:marker-end="Arrow" draw:fill-color="#ffff00" draw:opacity="10%" draw:textarea-horizontal-align="justify" draw:textarea-vertical-align="middle" draw:auto-grow-height="false" fo:min-height="8.64cm" fo:min-width="24.519cm"/>
    </style:style>
    <style:style style:name="gr13" style:family="graphic" style:parent-style-name="standard">
      <style:graphic-properties draw:textarea-horizontal-align="justify" draw:textarea-vertical-align="middle" draw:auto-grow-height="false" fo:min-height="3.56cm" fo:min-width="4.45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782cm" fo:min-width="2.9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2.548cm"/>
      <style:paragraph-properties style:writing-mode="lr-tb"/>
    </style:style>
    <style:style style:name="gr17" style:family="graphic" style:parent-style-name="standard">
      <style:graphic-properties draw:marker-start="" draw:marker-end="Arrow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9" style:family="graphic" style:parent-style-name="standard">
      <style:graphic-properties svg:stroke-color="#000000" draw:fill-color="#ffff00" draw:opacity="12%" draw:textarea-horizontal-align="justify" draw:textarea-vertical-align="middle" draw:auto-grow-height="false" fo:min-height="11.967cm" fo:min-width="24.036cm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2.421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47cm" fo:min-width="2.42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528cm" fo:min-width="2.8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147cm" fo:min-width="3.18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3.3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671cm" fo:min-width="4.70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0.516cm"/>
      <style:paragraph-properties style:writing-mode="lr-tb"/>
    </style:style>
    <style:style style:name="gr27" style:family="graphic" style:parent-style-name="objectwithoutfill">
      <style:graphic-properties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loext:graphic-properties draw:fill-color="#fff5ce" draw:opacity="1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72f"/>
      <style:paragraph-properties fo:text-align="center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00" draw:opacity="10%"/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="solid"/>
      <style:paragraph-properties fo:text-align="center"/>
      <style:text-properties fo:font-size="14pt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text-properties fo:font-size="14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ffff00" draw:opacity="12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91cm" svg:height="13.589cm" svg:x="11.541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334cm" svg:height="2.159cm" svg:x="2.524cm" svg:y="4.429cm">
          <text:p text:style-name="P2">oBTCminer_FPG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34cm" svg:height="2.159cm" svg:x="2.524cm" svg:y="13.192cm">
          <text:p text:style-name="P2">cpuminer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1.65cm" svg:height="3.302cm" svg:x="13.018cm" svg:y="3.857cm">
          <text:p text:style-name="P2">PCIE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397cm" svg:height="3.302cm" svg:x="16.003cm" svg:y="3.857cm">
          <draw:glue-point draw:id="4" svg:x="4.881cm" svg:y="-3.267cm"/>
          <draw:glue-point draw:id="5" svg:x="5.003cm" svg:y="2.537cm"/>
          <text:p text:style-name="P2">AX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" draw:id="id1" draw:layer="layout" svg:width="3.81cm" svg:height="1.778cm" svg:x="21.701cm" svg:y="3.54cm">
          <text:p text:style-name="P2">Core 0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3.81cm" svg:height="1.778cm" svg:x="21.718cm" svg:y="6.44cm">
          <text:p text:style-name="P2">Core 1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3.81cm" svg:height="1.778cm" svg:x="21.718cm" svg:y="10.44cm">
          <text:p text:style-name="P2">Core 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3.415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23.416cm" svg:y="9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23.416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21.701cm" svg:y1="4.429cm" svg:x2="17.382cm" svg:y2="4.43cm" draw:start-shape="id1" draw:start-glue-point="3" draw:end-shape="id2" draw:end-glue-point="4" svg:d="M21701 4429h-2151v1h-2168" svg:viewBox="0 0 4320 2">
          <text:p/>
        </draw:connector>
        <draw:connector draw:style-name="gr7" draw:text-style-name="P2" draw:layer="layout" draw:line-skew="0.635cm" svg:x1="21.718cm" svg:y1="7.329cm" svg:x2="17.4cm" svg:y2="5.508cm" draw:start-shape="id3" draw:start-glue-point="3" draw:end-shape="id2" draw:end-glue-point="1" svg:d="M21718 7329h-1524v-1821h-2794" svg:viewBox="0 0 4319 1822">
          <text:p/>
        </draw:connector>
        <draw:connector draw:style-name="gr7" draw:text-style-name="P2" draw:layer="layout" svg:x1="21.718cm" svg:y1="11.329cm" svg:x2="17.399cm" svg:y2="6.345cm" draw:start-shape="id4" draw:start-glue-point="3" draw:end-shape="id2" draw:end-glue-point="5" svg:d="M21718 11329h-2159v-4984h-2160" svg:viewBox="0 0 4320 4985">
          <text:p/>
        </draw:connector>
        <draw:connector draw:style-name="gr7" draw:text-style-name="P2" draw:layer="layout" svg:x1="16.003cm" svg:y1="5.508cm" svg:x2="14.668cm" svg:y2="5.508cm" draw:start-shape="id2" draw:start-glue-point="3" draw:end-shape="id5" draw:end-glue-point="1" svg:d="M16003 5508h-1335" svg:viewBox="0 0 1336 1">
          <text:p/>
        </draw:connector>
        <draw:connector draw:style-name="gr7" draw:text-style-name="P2" draw:layer="layout" svg:x1="13.018cm" svg:y1="5.508cm" svg:x2="7.858cm" svg:y2="5.508cm" draw:start-shape="id5" draw:start-glue-point="3" draw:end-shape="id6" draw:end-glue-point="1" svg:d="M13018 5508h-5160" svg:viewBox="0 0 5161 1">
          <text:p/>
        </draw:connector>
        <draw:frame draw:style-name="gr8" draw:text-style-name="P5" draw:layer="layout" svg:width="4.445cm" svg:height="0.962cm" svg:x="11.668cm" svg:y="14.516cm">
          <draw:text-box>
            <text:p>FPGA</text:p>
          </draw:text-box>
        </draw:frame>
        <draw:line draw:style-name="gr9" draw:text-style-name="P6" draw:layer="layout" svg:x1="4.175cm" svg:y1="13.192cm" svg:x2="4.175cm" svg:y2="6.588cm">
          <text:p/>
        </draw:line>
        <draw:line draw:style-name="gr9" draw:text-style-name="P6" draw:layer="layout" svg:x1="5.826cm" svg:y1="6.715cm" svg:x2="5.826cm" svg:y2="13.319cm">
          <text:p/>
        </draw:line>
        <draw:frame draw:style-name="gr10" draw:text-style-name="P5" draw:layer="layout" svg:width="3.429cm" svg:height="1.016cm" draw:transform="rotate (1.5707963267949) translate (3.159cm 11.16cm)">
          <draw:text-box>
            <text:p>Work</text:p>
          </draw:text-box>
        </draw:frame>
        <draw:frame draw:style-name="gr11" draw:text-style-name="P5" draw:layer="layout" svg:width="5.334cm" svg:height="3.806cm" draw:transform="rotate (1.5707963267949) translate (5.83cm 12.176cm)">
          <draw:text-box>
            <text:p>Hash_done, </text:p>
            <text:p>golden nonce, </text:p>
            <text:p>golden hash</text:p>
          </draw:text-box>
        </draw:frame>
      </draw:page>
      <draw:page draw:name="page2" draw:style-name="dp1" draw:master-page-name="Default">
        <draw:custom-shape draw:style-name="gr12" draw:text-style-name="P7" draw:layer="layout" svg:width="25.019cm" svg:height="8.89cm" svg:x="0.889cm" svg:y="1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953cm" svg:height="3.81cm" svg:x="10.652cm" svg:y="2.27cm">
          <text:p text:style-name="P8">Heavyhash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429cm" svg:height="2.032cm" svg:x="4.683cm" svg:y="3.159cm">
          <text:p text:style-name="P8">nonce_gen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8.112cm" svg:y1="4.048cm" svg:x2="10.652cm" svg:y2="4.048cm">
          <text:p/>
        </draw:line>
        <draw:custom-shape draw:style-name="gr14" draw:text-style-name="P8" xml:id="id7" draw:id="id7" draw:layer="layout" svg:width="3.429cm" svg:height="2.032cm" svg:x="18.034cm" svg:y="3.175cm">
          <draw:glue-point draw:id="4" svg:x="-4.998cm" svg:y="2.5cm"/>
          <text:p text:style-name="P8">comparato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5.478cm" svg:y1="4.175cm" svg:x2="18.145cm" svg:y2="4.175cm">
          <text:p/>
        </draw:line>
        <draw:line draw:style-name="gr9" draw:text-style-name="P9" draw:layer="layout" svg:x1="19.796cm" svg:y1="5.191cm" svg:x2="19.796cm" svg:y2="10.795cm">
          <text:p/>
        </draw:line>
        <draw:line draw:style-name="gr9" draw:text-style-name="P9" draw:layer="layout" svg:x1="0.254cm" svg:y1="4.175cm" svg:x2="4.81cm" svg:y2="4.175cm">
          <text:p/>
        </draw:line>
        <draw:frame draw:style-name="gr15" draw:text-style-name="P11" draw:layer="layout" svg:width="4.572cm" svg:height="2.384cm" svg:x="0.492cm" svg:y="1.762cm">
          <draw:text-box>
            <text:p text:style-name="P10">block_header</text:p>
            <text:p text:style-name="P10">Target</text:p>
            <text:p text:style-name="P10">matrix</text:p>
          </draw:text-box>
        </draw:frame>
        <draw:frame draw:style-name="gr10" draw:text-style-name="P11" draw:layer="layout" svg:width="4.572cm" svg:height="1.916cm" svg:x="20.05cm" svg:y="5.699cm">
          <draw:text-box>
            <text:p text:style-name="P10">Golden nonce</text:p>
            <text:p text:style-name="P10">Golden hash</text:p>
            <text:p text:style-name="P10">Hashes_done</text:p>
          </draw:text-box>
        </draw:frame>
        <draw:custom-shape draw:style-name="gr16" draw:text-style-name="P8" xml:id="id8" draw:id="id8" draw:layer="layout" svg:width="3.048cm" svg:height="1.778cm" svg:x="11.557cm" svg:y="6.604cm">
          <text:p text:style-name="P8">status_logic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svg:x1="18.035cm" svg:y1="4.699cm" svg:x2="14.605cm" svg:y2="7.493cm" draw:start-shape="id7" draw:start-glue-point="4" draw:end-shape="id8" draw:end-glue-point="1" svg:d="M18035 4699h-1716v2794h-1714" svg:viewBox="0 0 3431 2795">
          <text:p/>
        </draw:connector>
        <draw:frame draw:style-name="gr10" draw:text-style-name="P13" draw:layer="layout" svg:width="2.794cm" svg:height="1.016cm" svg:x="16.383cm" svg:y="4.699cm">
          <draw:text-box>
            <text:p text:style-name="P12"><text:span text:style-name="T1">result</text:span></text:p>
          </draw:text-box>
        </draw:frame>
        <draw:line draw:style-name="gr9" draw:text-style-name="P6" draw:layer="layout" svg:x1="12.954cm" svg:y1="8.382cm" svg:x2="12.954cm" svg:y2="10.795cm">
          <text:p/>
        </draw:line>
        <draw:frame draw:style-name="gr18" draw:text-style-name="P13" draw:layer="layout" svg:width="2.54cm" svg:height="0.806cm" svg:x="12.954cm" svg:y="8.846cm">
          <draw:text-box>
            <text:p text:style-name="P12"><text:span text:style-name="T1">status</text:span></text:p>
          </draw:text-box>
        </draw:frame>
      </draw:page>
      <draw:page draw:name="page3" draw:style-name="dp1" draw:master-page-name="Default">
        <draw:custom-shape draw:style-name="gr19" draw:text-style-name="P14" draw:layer="layout" svg:width="24.536cm" svg:height="12.217cm" svg:x="0.737cm" svg:y="0.2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2.921cm" svg:height="1.524cm" svg:x="1.499cm" svg:y="1.626cm">
          <text:p text:style-name="P8">Blockheader</text:p>
          <text:p text:style-name="P8">FIFO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921cm" svg:height="1.397cm" svg:x="2.769cm" svg:y="10.77cm">
          <text:p text:style-name="P8">Nonce 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3.302cm" svg:height="1.778cm" svg:x="5.69cm" svg:y="1.499cm">
          <text:p text:style-name="P8">SHA3 IN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3.683cm" svg:height="1.397cm" svg:x="10.008cm" svg:y="1.626cm">
          <text:p text:style-name="P8">HASHIN_FIFO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3.81cm" svg:height="1.524cm" svg:x="2.261cm" svg:y="6.325cm">
          <text:p text:style-name="P8">Matrix FIFO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5.207cm" svg:height="2.921cm" svg:x="8.484cm" svg:y="5.563cm">
          <text:p text:style-name="P8">Matrix Multiplier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016cm" svg:height="1.524cm" svg:x="16.358cm" svg:y="1.753cm">
          <text:p text:style-name="P2">xor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3.302cm" svg:height="1.778cm" svg:x="19.279cm" svg:y="1.626cm">
          <text:p text:style-name="P8">SHA3 OUT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2.454cm" svg:y1="2.388cm" svg:x2="25.908cm" svg:y2="2.388cm">
          <text:p/>
        </draw:line>
        <draw:line draw:style-name="gr9" draw:text-style-name="P6" draw:layer="layout" svg:x1="4.293cm" svg:y1="2.388cm" svg:x2="5.944cm" svg:y2="2.388cm">
          <text:p/>
        </draw:line>
        <draw:line draw:style-name="gr9" draw:text-style-name="P6" draw:layer="layout" svg:x1="8.992cm" svg:y1="2.261cm" svg:x2="10.008cm" svg:y2="2.261cm">
          <text:p/>
        </draw:line>
        <draw:line draw:style-name="gr9" draw:text-style-name="P6" draw:layer="layout" svg:x1="13.691cm" svg:y1="2.261cm" svg:x2="16.485cm" svg:y2="2.261cm">
          <text:p/>
        </draw:line>
        <draw:line draw:style-name="gr27" draw:text-style-name="P6" draw:layer="layout" svg:x1="13.691cm" svg:y1="6.96cm" svg:x2="15.088cm" svg:y2="6.96cm">
          <text:p/>
        </draw:line>
        <draw:line draw:style-name="gr27" draw:text-style-name="P6" draw:layer="layout" svg:x1="15.088cm" svg:y1="2.896cm" svg:x2="15.088cm" svg:y2="6.96cm">
          <text:p/>
        </draw:line>
        <draw:line draw:style-name="gr9" draw:text-style-name="P6" draw:layer="layout" svg:x1="15.088cm" svg:y1="2.896cm" svg:x2="16.485cm" svg:y2="2.896cm">
          <text:p/>
        </draw:line>
        <draw:line draw:style-name="gr9" draw:text-style-name="P6" draw:layer="layout" svg:x1="11.532cm" svg:y1="3.023cm" svg:x2="11.532cm" svg:y2="5.69cm">
          <text:p/>
        </draw:line>
        <draw:line draw:style-name="gr9" draw:text-style-name="P6" draw:layer="layout" svg:x1="6.071cm" svg:y1="7.087cm" svg:x2="8.611cm" svg:y2="7.087cm">
          <text:p/>
        </draw:line>
        <draw:line draw:style-name="gr9" draw:text-style-name="P6" draw:layer="layout" svg:x1="17.374cm" svg:y1="2.515cm" svg:x2="19.406cm" svg:y2="2.515cm">
          <text:p/>
        </draw:line>
        <draw:line draw:style-name="gr9" draw:text-style-name="P6" draw:layer="layout" svg:x1="5.69cm" svg:y1="11.405cm" svg:x2="25.908cm" svg:y2="11.405cm">
          <text:p/>
        </draw:line>
        <draw:line draw:style-name="gr9" draw:text-style-name="P6" draw:layer="layout" svg:x1="0.483cm" svg:y1="11.532cm" svg:x2="2.896cm" svg:y2="11.532cm">
          <text:p/>
        </draw:line>
        <draw:line draw:style-name="gr9" draw:text-style-name="P6" draw:layer="layout" svg:x1="0.483cm" svg:y1="7.087cm" svg:x2="2.261cm" svg:y2="7.087cm">
          <text:p/>
        </draw:line>
        <draw:line draw:style-name="gr9" draw:text-style-name="P6" draw:layer="layout" svg:x1="0.483cm" svg:y1="2.134cm" svg:x2="1.626cm" svg:y2="2.134cm">
          <text:p/>
        </draw:line>
        <draw:frame draw:style-name="gr28" draw:text-style-name="P11" draw:layer="layout" svg:width="2.286cm" svg:height="0.806cm" svg:x="23.622cm" svg:y="1.524cm">
          <draw:text-box>
            <text:p text:style-name="P10">hash</text:p>
          </draw:text-box>
        </draw:frame>
        <draw:frame draw:style-name="gr29" draw:text-style-name="P11" draw:layer="layout" svg:width="3.556cm" svg:height="1.143cm" svg:x="23.241cm" svg:y="10.668cm">
          <draw:text-box>
            <text:p text:style-name="P10">non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90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5:38:42.658380240</meta:creation-date>
    <dc:date>2021-08-04T18:07:08.702147716</dc:date>
    <meta:editing-duration>PT1H40M50S</meta:editing-duration>
    <meta:editing-cycles>5</meta:editing-cycles>
    <meta:generator>LibreOffice/6.4.7.2$Linux_X86_64 LibreOffice_project/40$Build-2</meta:generator>
    <meta:document-statistic meta:object-count="61"/>
  </office:meta>
</office:document-meta>
</file>